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3.81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0.16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7.62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0.16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3.97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.423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.423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75pt" fo:letter-spacing="normal" fo:font-style="normal" style:text-underline-style="none" fo:font-weight="normal" style:font-name-asian="Oswald" style:font-size-asian="75pt" style:font-style-asian="normal" style:font-weight-asian="normal" style:font-name-complex="Oswald" style:font-size-complex="75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" fo:font-size="52pt" fo:letter-spacing="normal" fo:font-style="normal" style:text-underline-style="none" fo:font-weight="normal" style:font-name-asian="Average" style:font-size-asian="52pt" style:font-style-asian="normal" style:font-weight-asian="normal" style:font-name-complex="Average" style:font-size-complex="52pt" style:font-style-complex="normal" style:font-weight-complex="normal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Oswald" fo:font-size="120pt" fo:letter-spacing="normal" fo:font-style="normal" style:text-underline-style="solid" style:text-underline-width="auto" style:text-underline-color="font-color" fo:font-weight="normal" style:font-name-asian="Oswald" style:font-size-asian="120pt" style:font-style-asian="normal" style:font-weight-asian="normal" style:font-name-complex="Oswald" style:font-size-complex="120pt" style:font-style-complex="normal" style:font-weight-complex="normal"/>
    </style:style>
    <style:style style:name="T7" style:family="text">
      <style:text-properties fo:font-variant="normal" fo:text-transform="none" fo:color="#ffd966" style:text-line-through-style="none" style:text-line-through-type="none" style:text-position="0% 100%" style:font-name="Oswald" fo:font-size="30pt" fo:letter-spacing="normal" fo:font-style="normal" style:text-underline-style="solid" style:text-underline-width="auto" style:text-underline-color="font-color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Average" fo:font-size="36.4000015258789pt" fo:letter-spacing="normal" fo:font-style="normal" style:text-underline-style="none" fo:font-weight="normal" style:font-name-asian="Average" style:font-size-asian="36.4000015258789pt" style:font-style-asian="normal" style:font-weight-asian="normal" style:font-name-complex="Average" style:font-size-complex="36.4000015258789pt" style:font-style-complex="normal" style:font-weight-complex="normal"/>
    </style:style>
    <style:style style:name="T9" style:family="text">
      <style:text-properties fo:font-variant="normal" fo:text-transform="none" fo:color="#ffd966" style:text-line-through-style="none" style:text-line-through-type="none" style:text-position="0% 100%" style:font-name="Average" fo:font-size="36.4000015258789pt" fo:letter-spacing="normal" fo:font-style="normal" style:text-underline-style="solid" style:text-underline-width="auto" style:text-underline-color="font-color" fo:font-weight="normal" style:font-name-asian="Average" style:font-size-asian="36.4000015258789pt" style:font-style-asian="normal" style:font-weight-asian="normal" style:font-name-complex="Average" style:font-size-complex="36.400001525878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WHAT THE ELEMENT?!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LEARN ABOUT THE ELEMENTS OF THE UNIVERSE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 AM I?" draw:style-name="dp1" draw:master-page-name="TITLE_5f_AND_5f_BODY" presentation:presentation-page-layout-name="AL2T1">
        <draw:frame draw:name="Google Shape;65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WHO AM I?</text:span></text:p>
          </draw:text-box>
        </draw:frame>
        <draw:frame draw:name="Google Shape;66;p14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6"><text:span text:style-name="T4">SOUFIANE</text:span></text:p>
            <text:p text:style-name="P7"><text:span text:style-name="T4">EL JAZOULI</text:span></text:p>
            <text:p text:style-name="P8"><text:span text:style-name="T4">MOROCCAN</text:span></text:p>
            <text:p text:style-name="P9"><text:span text:style-name="T4">FRENCH</text:span></text:p>
            <text:p text:style-name="P10"><text:span text:style-name="T4">FOOTBALL</text:span></text:p>
            <text:p text:style-name="P11"><text:span text:style-name="T4">EXPLORE AND DISCOVER</text:span></text:p>
            <text:p text:style-name="P1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SPIRING DEVELOPER</text:span></text:p>
          </draw:text-box>
        </draw:frame>
        <presentation:notes draw:style-name="dp2">
          <draw:page-thumbnail draw:name="Google Shape;62;g23b44c95256_0_50:notes" draw:style-name="gr1" draw:layer="layout" svg:width="16.932cm" svg:height="9.524cm" svg:x="1.059cm" svg:y="1.905cm" draw:page-number="2" presentation:class="page"/>
          <draw:frame draw:name="Google Shape;63;g23b44c95256_0_5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MY GAME" draw:style-name="dp1" draw:master-page-name="TITLE_5f_AND_5f_BODY" presentation:presentation-page-layout-name="AL2T1">
        <draw:frame draw:name="Google Shape;71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WHAT’S MY GAME</text:span></text:p>
          </draw:text-box>
        </draw:frame>
        <draw:frame draw:name="Google Shape;72;p15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4"><text:span text:style-name="T4">LEARN BY GUESSING THE NAME THE 118 CHEMICAL ELEMENTS</text:span></text:p>
            <text:p text:style-name="P15"><text:span text:style-name="T4"><text:s/></text:span><text:span text:style-name="T4">_ CLICK ON ANY SYMBOL IN THE PERIODIC TABLE YOU MIGHT KNOW</text:span></text:p>
            <text:p text:style-name="P15"><text:span text:style-name="T4"><text:s/></text:span><text:span text:style-name="T4">_ INPUT THE NAME CORRESPONDING THE <text:s/>CHOSEN SYMBOL</text:span></text:p>
            <text:p text:style-name="P15"><text:span text:style-name="T4"><text:s/></text:span><text:span text:style-name="T4">_ HINTS ARE AVAILABLE IF STUCK ON AN ELEMENT</text:span></text:p>
            <text:p text:style-name="P16"><text:span text:style-name="T4"><text:s/></text:span><text:span text:style-name="T4">_ GET REWARDED WITH A SMALL SUMMARY ABOUT THE ELEMENT</text:span></text:p>
          </draw:text-box>
        </draw:frame>
        <presentation:notes draw:style-name="dp2">
          <draw:page-thumbnail draw:name="Google Shape;68;g23b44c95256_0_55:notes" draw:style-name="gr1" draw:layer="layout" svg:width="16.932cm" svg:height="9.524cm" svg:x="1.059cm" svg:y="1.905cm" draw:page-number="3" presentation:class="page"/>
          <draw:frame draw:name="Google Shape;69;g23b44c95256_0_5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ICAL CHALLENGE" draw:style-name="dp1" draw:master-page-name="TITLE_5f_AND_5f_BODY" presentation:presentation-page-layout-name="AL2T1">
        <draw:frame draw:name="Google Shape;77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7"><text:span text:style-name="T3">TECHNICAL CHALLENGE</text:span></text:p>
          </draw:text-box>
        </draw:frame>
        <draw:frame draw:name="Google Shape;78;p16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8"><text:span text:style-name="T4">1/ DISPLAY THE TABLE OF ELEMENTS IN A CORRECT FASHION</text:span></text:p>
            <text:p text:style-name="P19"><text:span text:style-name="T4">2/ ASSIGN DATA TO EACH ELEMENT</text:span></text:p>
            <text:p text:style-name="P19"><text:span text:style-name="T4">3/ ASK AND ASSESS THE USER’S INPUT</text:span></text:p>
            <text:p text:style-name="P19"><text:span text:style-name="T4">4/ PROVIDE RELEVANT HINTS</text:span></text:p>
            <text:p text:style-name="P19"><text:span text:style-name="T4">5/ STRUCTURE THE CODE</text:span></text:p>
            <text:p text:style-name="P12"><text:span text:style-name="T5">6/ FIX THE BUGS </text:span></text:p>
          </draw:text-box>
        </draw:frame>
        <presentation:notes draw:style-name="dp2">
          <draw:page-thumbnail draw:name="Google Shape;74;g23b44c95256_0_60:notes" draw:style-name="gr1" draw:layer="layout" svg:width="16.932cm" svg:height="9.524cm" svg:x="1.059cm" svg:y="1.905cm" draw:page-number="4" presentation:class="page"/>
          <draw:frame draw:name="Google Shape;75;g23b44c95256_0_6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I’VE MADE A HUGE MISTAKE”" draw:style-name="dp1" draw:master-page-name="TITLE_5f_AND_5f_BODY" presentation:presentation-page-layout-name="AL2T1">
        <draw:frame draw:name="Google Shape;83;p1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7"><text:span text:style-name="T3">“</text:span><text:span text:style-name="T3">I’VE MADE A HUGE MISTAKE”</text:span></text:p>
          </draw:text-box>
        </draw:frame>
        <draw:frame draw:name="Google Shape;84;p17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8"><text:span text:style-name="T2"/></text:p>
            <text:p text:style-name="P19"><text:span text:style-name="T2"/></text:p>
            <text:p text:style-name="P12"><text:span text:style-name="T2">DON’T ADD FEATURES ON TOP OF OTHERS WITH A FRAIL CODE</text:span></text:p>
          </draw:text-box>
        </draw:frame>
        <presentation:notes draw:style-name="dp2">
          <draw:page-thumbnail draw:name="Google Shape;80;g23b44c95256_0_65:notes" draw:style-name="gr1" draw:layer="layout" svg:width="16.932cm" svg:height="9.524cm" svg:x="1.059cm" svg:y="1.905cm" draw:page-number="5" presentation:class="page"/>
          <draw:frame draw:name="Google Shape;81;g23b44c95256_0_6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9;p18" presentation:style-name="pr10" draw:text-style-name="P5" draw:layer="layout" svg:width="23.667cm" svg:height="5.479cm" svg:x="0.866cm" svg:y="4.404cm" presentation:class="title" presentation:user-transformed="true">
          <draw:text-box>
            <text:p text:style-name="P1"><text:span text:style-name="T6"><text:a xlink:href="https://jazsouf.github.io/what-the-element/" xlink:type="simple">DEMO</text:a></text:span></text:p>
          </draw:text-box>
        </draw:frame>
        <presentation:notes draw:style-name="dp2">
          <draw:page-thumbnail draw:name="Google Shape;86;g23b44c95256_0_70:notes" draw:style-name="gr1" draw:layer="layout" svg:width="16.932cm" svg:height="9.524cm" svg:x="1.059cm" svg:y="1.905cm" draw:page-number="6" presentation:class="page"/>
          <draw:frame draw:name="Google Shape;87;g23b44c95256_0_7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FOR " draw:style-name="dp1" draw:master-page-name="TITLE_5f_AND_5f_BODY" presentation:presentation-page-layout-name="AL2T1">
        <draw:frame draw:name="Google Shape;94;p1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7"><text:span text:style-name="T3">OPEN FOR </text:span><text:span text:style-name="T7"><text:a xlink:href="https://github.com/jazsouf/what-the-element" xlink:type="simple">FEEDBACK</text:a></text:span></text:p>
          </draw:text-box>
        </draw:frame>
        <draw:frame draw:name="Google Shape;95;p19" presentation:style-name="pr12" draw:text-style-name="P13" draw:layer="layout" svg:width="23.667cm" svg:height="10.432cm" svg:x="0.866cm" svg:y="3.201cm" presentation:class="outline" presentation:user-transformed="true">
          <draw:text-box>
            <text:p text:style-name="P20"><text:span text:style-name="T8">PLAY </text:span><text:span text:style-name="T9"><text:a xlink:href="https://jazsouf.github.io/what-the-element/" xlink:type="simple">WHAT THE ELEMENT?!</text:a></text:span></text:p>
            <text:p text:style-name="P21"><text:span text:style-name="T8">SHARE WITH YOUR FRIENDS OR KIDS</text:span></text:p>
            <text:p text:style-name="P21"><text:span text:style-name="T8">TELL ME WHAT YOU THINK ABOUT IT</text:span></text:p>
            <text:p text:style-name="P21"><text:span text:style-name="T8">GIVE ME IDEAS TO BUILD ON</text:span></text:p>
            <text:p text:style-name="P19"><text:span text:style-name="T4"/></text:p>
            <text:p text:style-name="P19"><text:span text:style-name="T4"/></text:p>
            <text:p text:style-name="P22"><text:span text:style-name="T4">SOUFIANE EL JAZOULI</text:span></text:p>
          </draw:text-box>
        </draw:frame>
        <presentation:notes draw:style-name="dp2">
          <draw:page-thumbnail draw:name="Google Shape;91;g23b44c95256_0_76:notes" draw:style-name="gr1" draw:layer="layout" svg:width="16.932cm" svg:height="9.524cm" svg:x="1.059cm" svg:y="1.905cm" draw:page-number="7" presentation:class="page"/>
          <draw:frame draw:name="Google Shape;92;g23b44c95256_0_7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9"/>
    <meta:generator>LibreOfficeDev/6.0.5.2$Linux_X86_64 LibreOffice_project/</meta:generator>
  </office:meta>
</office:document-meta>
</file>